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8222" officeooo:paragraph-rsid="001f8222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f8222" officeooo:paragraph-rsid="001f8222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fa811" officeooo:paragraph-rsid="001fa81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fa811" officeooo:paragraph-rsid="00216a2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a811" officeooo:paragraph-rsid="0022580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2580b" officeooo:paragraph-rsid="0022580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33f08" officeooo:paragraph-rsid="00233f0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49e6f" officeooo:paragraph-rsid="00249e6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74ebe" officeooo:paragraph-rsid="00274ebe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74ebe" officeooo:paragraph-rsid="003364e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b6dc3" officeooo:paragraph-rsid="002b6dc3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d43ef" officeooo:paragraph-rsid="002d43e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d43ef" officeooo:paragraph-rsid="003892ba" style:font-weight-asian="normal" style:font-weight-complex="normal"/>
    </style:style>
    <style:style style:name="T1" style:family="text">
      <style:text-properties officeooo:rsid="001fd638"/>
    </style:style>
    <style:style style:name="T2" style:family="text">
      <style:text-properties style:text-underline-style="solid" style:text-underline-width="auto" style:text-underline-color="font-color" officeooo:rsid="001fd638"/>
    </style:style>
    <style:style style:name="T3" style:family="text">
      <style:text-properties officeooo:rsid="00216a25"/>
    </style:style>
    <style:style style:name="T4" style:family="text">
      <style:text-properties officeooo:rsid="0022580b"/>
    </style:style>
    <style:style style:name="T5" style:family="text">
      <style:text-properties officeooo:rsid="00233f08"/>
    </style:style>
    <style:style style:name="T6" style:family="text">
      <style:text-properties officeooo:rsid="00249e6f"/>
    </style:style>
    <style:style style:name="T7" style:family="text">
      <style:text-properties officeooo:rsid="00269b17"/>
    </style:style>
    <style:style style:name="T8" style:family="text">
      <style:text-properties officeooo:rsid="0026bd92"/>
    </style:style>
    <style:style style:name="T9" style:family="text">
      <style:text-properties officeooo:rsid="00283634"/>
    </style:style>
    <style:style style:name="T10" style:family="text">
      <style:text-properties officeooo:rsid="002843aa"/>
    </style:style>
    <style:style style:name="T11" style:family="text">
      <style:text-properties officeooo:rsid="002a1c87"/>
    </style:style>
    <style:style style:name="T12" style:family="text">
      <style:text-properties officeooo:rsid="002e1cc7"/>
    </style:style>
    <style:style style:name="T13" style:family="text">
      <style:text-properties officeooo:rsid="003364eb"/>
    </style:style>
    <style:style style:name="T14" style:family="text">
      <style:text-properties officeooo:rsid="0034ffef"/>
    </style:style>
    <style:style style:name="T15" style:family="text">
      <style:text-properties officeooo:rsid="0037345a"/>
    </style:style>
    <style:style style:name="T16" style:family="text">
      <style:text-properties officeooo:rsid="00377e22"/>
    </style:style>
    <style:style style:name="T17" style:family="text">
      <style:text-properties officeooo:rsid="003843bf"/>
    </style:style>
    <style:style style:name="T18" style:family="text">
      <style:text-properties officeooo:rsid="003aa55a"/>
    </style:style>
    <style:style style:name="T19" style:family="text">
      <style:text-properties officeooo:rsid="003b8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2"/>
      <text:p text:style-name="P5">a) <text:span text:style-name="T1">4 subproblemas com n/2. 4*n/2 = 4n/2 = </text:span><text:span text:style-name="T2">2n</text:span><text:span text:style-name="T1"> para resolver todos os subproblemas. </text:span></text:p>
      <text:p text:style-name="P5"><text:span text:style-name="T1">n para combinar todos os subproblemas. </text:span></text:p>
      <text:p text:style-name="P4"><text:span text:style-name="T4">Tempo: 2n + n = 3n</text:span></text:p>
      <text:p text:style-name="P3"/>
      <text:p text:style-name="P5">b) <text:span text:style-name="T3">2 subproblemas com n – 1. 2(n – 1) = 2n – 2 para resolver todos os subproblemas. </text:span></text:p>
      <text:p text:style-name="P5"><text:span text:style-name="T19">c para combinar todos os subproblemas.</text:span></text:p>
      <text:p text:style-name="P6">Tempo: 2n – 2 + <text:span text:style-name="T19">c</text:span></text:p>
      <text:p text:style-name="P6"/>
      <text:p text:style-name="P6">c) 9 subproblemas com n/3. 9*n/3 = 9n/3 = 3n para resolver todos os subproblemas.</text:p>
      <text:p text:style-name="P6">n² para combinar todos os subproblemas.</text:p>
      <text:p text:style-name="P6">Tempo: 3n + n²</text:p>
      <text:p text:style-name="P6"/>
      <text:p text:style-name="P6">Escolheria a opção ‘b’, pois, em média, possui menos tempo de execução em relação aos outros, <text:span text:style-name="T14">mesmo que seja pior que ‘a’ em entradas pequenas.</text:span></text:p>
      <text:p text:style-name="P2"/>
      <text:p text:style-name="P1">Q2</text:p>
      <text:p text:style-name="P2"/>
      <text:p text:style-name="P7"><text:span text:style-name="T6">a) </text:span>O resultado de uma potência, <text:span text:style-name="T17">cujo expoente é a entrada ‘n’</text:span> na base 2, ou seja, <text:span text:style-name="T7">o resultado de</text:span> 2^n.</text:p>
      <text:p text:style-name="P7"/>
      <text:p text:style-name="P8">b) <text:span text:style-name="T10">Retorno da função.</text:span></text:p>
      <text:p text:style-name="P8"/>
      <text:p text:style-name="P9">c) Sim, pois o cálculo está sendo feito sobre a entrada informada e decresce ‘n’ até chegar em 0. Ou seja, a função possui ‘<text:span text:style-name="T11">2(</text:span>n <text:span text:style-name="T9">+ 1)</text:span>’ recursões. <text:span text:style-name="T9">Mais 1, porque há retorno quando n = 0 e vezes 2, pois há duas chamadas de função no retorno.</text:span></text:p>
      <text:p text:style-name="P9"/>
      <text:p text:style-name="P10">d) <text:span text:style-name="T13">São 2n vezes. Cada operador da soma é uma chamada de função. Como são dois operadores, isso implica em duas chamadas de função. Isso de 0 até ‘n’.</text:span></text:p>
      <text:p text:style-name="P10"><text:span text:style-name="T13">Por exemplo: Se n = 5, então 1 + 1 = 2 → 2 + 2 = 4 → 4 + 4 = 8 → 8 + 8 = 16 → 16 + 16 = 32</text:span></text:p>
      <text:p text:style-name="P9"><text:tab/><text:tab/><text:tab/><text:tab/>----------- <text:s text:c="5"/>-----------<text:tab/> <text:s text:c="4"/>------------<text:tab/> <text:s/>-------------<text:tab/> ----------------</text:p>
      <text:p text:style-name="P9"><text:tab/><text:tab/><text:tab/><text:tab/> <text:s/><text:span text:style-name="T13">1ª &amp; 2ª <text:s text:c="8"/>3ª &amp; 4ª<text:tab/> <text:s text:c="6"/>5ª &amp; 6ª<text:tab/> <text:s text:c="4"/>7 ª &amp; 8ª<text:tab/> <text:s text:c="5"/>9ª &amp; 10ª</text:span></text:p>
      <text:p text:style-name="P9"/>
      <text:p text:style-name="P11">e) <text:span text:style-name="T15">O(2n) = O(n).</text:span></text:p>
      <text:p text:style-name="P11"/>
      <text:p text:style-name="P11">f) <text:span text:style-name="T12">Não, pois não ocorre divisão da entrada. As duas instâncias que são chamadas a cada retorno, atuam sobre o mesmo valor.</text:span></text:p>
      <text:p text:style-name="P2"/>
      <text:p text:style-name="P1">Q3</text:p>
      <text:p text:style-name="P2"/>
      <text:p text:style-name="P13">a) <text:span text:style-name="T16">Calcula uma potência, cujo expoente é a entrada ‘n’ e a base é 2, ou seja, o cálculo de 2^n.</text:span></text:p>
      <text:p text:style-name="P12"/>
      <text:p text:style-name="P12">b) <text:span text:style-name="T18">N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8:35:40.080255341</meta:creation-date>
    <dc:date>2020-11-17T23:31:00.466697206</dc:date>
    <meta:editing-duration>PT2H39M30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317" meta:character-count="1557" meta:non-whitespace-character-count="1210"/>
  </office:meta>
</office:document-meta>
</file>